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.addAllEnumerationsFrom( Type from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ype.get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ype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.createNamedType( QName name , int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.isEnumera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.isComplexTy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.setTopParticleForComplexOrMixedContent( int topParticleForComplexOrMixed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.getTopParticleForComplexOrMixed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.setElements( List ele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.closeEnum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.getEnumeration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.setName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.setContentType( int k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.getExtensio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.ensure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.isGlob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.getAttribute( QName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ype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.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ype.getNamespaceFor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ype.isQNameEnumera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.setExtensionType( Type extended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.ensureEle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.setGlobal( boolean isGlob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.ensureEnumeration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.hasSimpleCont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.createUnnamedType( int content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ype.addEnumerationValue( String enumerationValue , final XmlCursor x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ype.addAttribute( Attribute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.getEnumerationQ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